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Lamar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0">
            <text:p>90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2]+[.D9]+[.F11]+[.H11]" office:value-type="percentage" office:value="0.07">
            <text:p>7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137.72025426518">
            <text:p>$137,72</text:p>
          </table:table-cell>
          <table:table-cell table:style-name="ce13" table:formula="of:=[.G2]/1.07" office:value-type="currency" office:currency="EUR" office:value="128.710518004841">
            <text:p>128,71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4.35">
            <text:p>4,35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5">
            <text:p>8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04.220057221147">
            <text:p>$104,22</text:p>
          </table:table-cell>
          <table:table-cell table:style-name="ce14" table:formula="of:=[.G3]/1.07" office:value-type="currency" office:currency="EUR" office:value="97.4019226365863">
            <text:p>97,40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99.6149696369719">
            <text:p>99,61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783">
            <text:p>0,78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">
            <text:p>10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82.5596616291777">
            <text:p>$82,56</text:p>
          </table:table-cell>
          <table:table-cell table:style-name="ce15" table:formula="of:=[.G4]/1.07" office:value-type="currency" office:currency="EUR" office:value="77.1585622702595">
            <text:p>77,16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4.8">
            <text:p>$4,80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4">
            <text:p>4,0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5.55555555555555">
            <text:p>5,56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9,54 M</text:p>
          </table:table-cell>
          <table:table-cell table:number-columns-repeated="2"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otel</text:p>
          </table:table-cell>
          <table:table-cell office:value-type="percentage" office:value="0.005">
            <text:p>0,5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2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2:54.51</dc:date>
    <dc:creator>aaa </dc:creator>
    <meta:editing-duration>P3DT2H6M59S</meta:editing-duration>
    <meta:editing-cycles>49</meta:editing-cycles>
    <meta:generator>OpenOffice/4.1.5$Win32 OpenOffice.org_project/415m1$Build-9789</meta:generator>
    <meta:document-statistic meta:table-count="5" meta:cell-count="615" meta:object-count="0"/>
  </office:meta>
</office:document-meta>
</file>